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Geneva" svg:font-family="Genev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0.5008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0.8965in"/>
    </style:style>
    <style:style style:name="co6" style:family="table-column">
      <style:table-column-properties fo:break-before="auto" style:column-width="0.9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MODEL4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cell-protect="none" style:print-content="tru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81">
      <style:table-cell-properties style:cell-protect="none" style:print-content="tru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MODEL4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Chart 8" draw:style-name="gr1" draw:text-style-name="P1" svg:width="9.5327in" svg:height="3.0937in" svg:x="0.0661in" svg:y="2.7256in">
            <draw:object draw:notify-on-update-of-ranges="MODEL4.F52:MODEL4.F69 MODEL4.B52:MODEL4.B69 MODEL4.A52:MODEL4.A69 MODEL4.B52:MODEL4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number-columns-repeated="250" table:default-cell-style-name="ce1"/>
        <table:table-row table:style-name="ro1">
          <table:table-cell office:value-type="string" calcext:value-type="string">
            <text:p>Title: Jacob Type-Curve-Method <text:s/>(Modified)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ata: <text:s/>Problem 11, pp 270, Fetter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Purpose: <text:s/>To determine formation constants for a fully penetrating well in a confined aquifer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Use: <text:s/>Enter the Pumping Rate and the Field Observations 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<text:s text:c="7"/>Make a guess of T and 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<text:s text:c="7"/>Adjust T to make slope of model match dat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<text:s text:c="7"/>Adjust S to move model curve left and right to fit data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Governing Equations: <text:s/>Well Function below.</text:p>
          </table:table-cell>
          <table:table-cell table:number-columns-repeated="256"/>
        </table:table-row>
        <table:table-row table:style-name="ro1">
          <table:table-cell/>
          <table:table-cell office:value-type="string" calcext:value-type="string">
            <text:p>u &lt; 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W(u)  </text:p>
          </table:table-cell>
          <table:table-cell office:value-type="string" calcext:value-type="string">
            <text:p><text:s/>-LN(u)+A0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A0=</text:p>
          </table:table-cell>
          <table:table-cell office:value-type="float" office:value="-0.57721566" calcext:value-type="float">
            <text:p>-0.57721566</text:p>
          </table:table-cell>
          <table:table-cell table:number-columns-repeated="254"/>
        </table:table-row>
        <table:table-row table:style-name="ro1" table:number-rows-repeated="19">
          <table:table-cell table:number-columns-repeated="257"/>
        </table:table-row>
        <table:table-row table:style-name="ro1">
          <table:table-cell office:value-type="string" calcext:value-type="string">
            <text:p>Test Conditions:</text:p>
          </table:table-cell>
          <table:table-cell table:number-columns-repeated="256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247"/>
        </table:table-row>
        <table:table-row table:style-name="ro2">
          <table:table-cell office:value-type="string" calcext:value-type="string">
            <text:p>Pumping</text:p>
          </table:table-cell>
          <table:table-cell/>
          <table:table-cell office:value-type="string" calcext:value-type="string">
            <text:p>Q =</text:p>
          </table:table-cell>
          <table:table-cell table:style-name="ce2" table:formula="of:=200*(1/7.48)" office:value-type="float" office:value="26.7379679144385" calcext:value-type="float">
            <text:p>26.7379679144385</text:p>
          </table:table-cell>
          <table:table-cell office:value-type="string" calcext:value-type="string">
            <text:p>ft^3/min</text:p>
          </table:table-cell>
          <table:table-cell table:style-name="Default" table:number-columns-repeated="5"/>
          <table:table-cell table:number-columns-repeated="247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247"/>
        </table:table-row>
        <table:table-row table:style-name="ro2">
          <table:table-cell office:value-type="string" calcext:value-type="string">
            <text:p>Distance from Pumped</text:p>
          </table:table-cell>
          <table:table-cell/>
          <table:table-cell office:value-type="string" calcext:value-type="string">
            <text:p>r =</text:p>
          </table:table-cell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ft</text:p>
          </table:table-cell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string" calcext:value-type="string">
            <text:p>Well to Observatio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Transmissivity</text:p>
          </table:table-cell>
          <table:table-cell/>
          <table:table-cell office:value-type="string" calcext:value-type="string">
            <text:p>T =</text:p>
          </table:table-cell>
          <table:table-cell table:style-name="ce2" office:value-type="float" office:value="3.795" calcext:value-type="float">
            <text:p>3.795</text:p>
          </table:table-cell>
          <table:table-cell office:value-type="string" calcext:value-type="string">
            <text:p>ft^2/min</text:p>
          </table:table-cell>
          <table:table-cell table:style-name="ce3" table:formula="of:=(60/1)*(24/1)*[.D43]" office:value-type="float" office:value="5464.8" calcext:value-type="float">
            <text:p>5464.8</text:p>
          </table:table-cell>
          <table:table-cell table:style-name="ce3" office:value-type="string" calcext:value-type="string">
            <text:p>ft^2/day</text:p>
          </table:table-cell>
          <table:table-cell/>
          <table:table-cell table:style-name="ce2"/>
          <table:table-cell table:number-columns-repeated="248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office:value-type="string" calcext:value-type="string">
            <text:p>S =</text:p>
          </table:table-cell>
          <table:table-cell table:style-name="ce4" office:value-type="float" office:value="0.0000482019501785964" calcext:value-type="float">
            <text:p>4.82E-05</text:p>
          </table:table-cell>
          <table:table-cell table:number-columns-repeated="253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office:value-type="string" calcext:value-type="string">
            <text:p>Observed </text:p>
          </table:table-cell>
          <table:table-cell office:value-type="string" calcext:value-type="string">
            <text:p>Elapsed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rawdowns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Drawdown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(length)</text:p>
          </table:table-cell>
          <table:table-cell office:value-type="string" calcext:value-type="string">
            <text:p>(time)</text:p>
          </table:table-cell>
          <table:table-cell office:value-type="string" calcext:value-type="string">
            <text:p>u=r^2S/4Tt</text:p>
          </table:table-cell>
          <table:table-cell office:value-type="string" calcext:value-type="string">
            <text:p>1/u</text:p>
          </table:table-cell>
          <table:table-cell office:value-type="string" calcext:value-type="string">
            <text:p>W(u) <text:s text:c="2"/></text:p>
          </table:table-cell>
          <table:table-cell office:value-type="string" calcext:value-type="string">
            <text:p>s=(Q/4—T)W(u)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table:number-columns-repeated="248"/>
        </table:table-row>
        <table:table-row table:style-name="ro1">
          <table:table-cell table:number-columns-repeated="2" table:style-name="ce2" office:value-type="float" office:value="0.0001" calcext:value-type="float">
            <text:p>0.0001</text:p>
          </table:table-cell>
          <table:table-cell table:formula="of:=([.$D$39]^2*[.$D$44])/(4*[.$D$43]*[.B51])" office:value-type="float" office:value="1984.59939799886" calcext:value-type="float">
            <text:p>1984.59939799886</text:p>
          </table:table-cell>
          <table:table-cell table:formula="of:=1/[.C51]" office:value-type="float" office:value="0.000503880027882873" calcext:value-type="float">
            <text:p>0.000503880027882873</text:p>
          </table:table-cell>
          <table:table-cell table:formula="of:=-LN([.C51])+[.$C$15]" office:value-type="float" office:value="-8.17038801814384" calcext:value-type="float">
            <text:p>-8.17038801814384</text:p>
          </table:table-cell>
          <table:table-cell table:style-name="ce3" table:formula="of:=[.E51]*[.$D$37]/(4*(3.1415976254)*[.$D$43])" office:value-type="float" office:value="-4.58087823886766" calcext:value-type="float">
            <text:p>-4.58087823886766</text:p>
          </table:table-cell>
          <table:table-cell table:number-columns-repeated="2"/>
          <table:table-cell table:formula="of:=([.F51]-[.A51])^2" office:value-type="float" office:value="20.985361624979" calcext:value-type="float">
            <text:p>20.985361624979</text:p>
          </table:table-cell>
          <table:table-cell table:number-columns-repeated="248"/>
        </table:table-row>
        <table:table-row table:style-name="ro1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" calcext:value-type="float">
            <text:p>1</text:p>
          </table:table-cell>
          <table:table-cell table:formula="of:=([.$D$39]^2*[.$D$44])/(4*[.$D$43]*[.B52])" office:value-type="float" office:value="0.198459939799886" calcext:value-type="float">
            <text:p>0.198459939799886</text:p>
          </table:table-cell>
          <table:table-cell table:formula="of:=1/[.C52]" office:value-type="float" office:value="5.03880027882873" calcext:value-type="float">
            <text:p>5.03880027882873</text:p>
          </table:table-cell>
          <table:table-cell table:formula="of:=-LN([.C52])+[.$C$15]" office:value-type="float" office:value="1.03995235383235" calcext:value-type="float">
            <text:p>1.03995235383235</text:p>
          </table:table-cell>
          <table:table-cell table:style-name="ce3" table:formula="of:=[.E52]*[.$D$37]/(4*(3.1415976254)*[.$D$43])" office:value-type="float" office:value="0.583068404652348" calcext:value-type="float">
            <text:p>0.583068404652348</text:p>
          </table:table-cell>
          <table:table-cell table:number-columns-repeated="2"/>
          <table:table-cell table:formula="of:=([.F52]-[.A52])^2" office:value-type="float" office:value="0.00591847036273486" calcext:value-type="float">
            <text:p>0.00591847036273486</text:p>
          </table:table-cell>
          <table:table-cell table:number-columns-repeated="248"/>
        </table:table-row>
        <table:table-row table:style-name="ro1"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1.5" calcext:value-type="float">
            <text:p>1.5</text:p>
          </table:table-cell>
          <table:table-cell table:formula="of:=([.$D$39]^2*[.$D$44])/(4*[.$D$43]*[.B53])" office:value-type="float" office:value="0.132306626533258" calcext:value-type="float">
            <text:p>0.132306626533258</text:p>
          </table:table-cell>
          <table:table-cell table:formula="of:=1/[.C53]" office:value-type="float" office:value="7.55820041824309" calcext:value-type="float">
            <text:p>7.55820041824309</text:p>
          </table:table-cell>
          <table:table-cell table:formula="of:=-LN([.C53])+[.$C$15]" office:value-type="float" office:value="1.44541746194051" calcext:value-type="float">
            <text:p>1.44541746194051</text:p>
          </table:table-cell>
          <table:table-cell table:style-name="ce3" table:formula="of:=[.E53]*[.$D$37]/(4*(3.1415976254)*[.$D$43])" office:value-type="float" office:value="0.810399871190798" calcext:value-type="float">
            <text:p>0.810399871190798</text:p>
          </table:table-cell>
          <table:table-cell table:number-columns-repeated="2"/>
          <table:table-cell table:formula="of:=([.F53]-[.A53])^2" office:value-type="float" office:value="0.00355217535407353" calcext:value-type="float">
            <text:p>0.00355217535407353</text:p>
          </table:table-cell>
          <table:table-cell table:number-columns-repeated="248"/>
        </table:table-row>
        <table:table-row table:style-name="ro1"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" calcext:value-type="float">
            <text:p>2</text:p>
          </table:table-cell>
          <table:table-cell table:formula="of:=([.$D$39]^2*[.$D$44])/(4*[.$D$43]*[.B54])" office:value-type="float" office:value="0.0992299698999432" calcext:value-type="float">
            <text:p>0.0992299698999432</text:p>
          </table:table-cell>
          <table:table-cell table:formula="of:=1/[.C54]" office:value-type="float" office:value="10.0776005576575" calcext:value-type="float">
            <text:p>10.0776005576575</text:p>
          </table:table-cell>
          <table:table-cell table:formula="of:=-LN([.C54])+[.$C$15]" office:value-type="float" office:value="1.73309953439229" calcext:value-type="float">
            <text:p>1.73309953439229</text:p>
          </table:table-cell>
          <table:table-cell table:style-name="ce3" table:formula="of:=[.E54]*[.$D$37]/(4*(3.1415976254)*[.$D$43])" office:value-type="float" office:value="0.971694113579312" calcext:value-type="float">
            <text:p>0.971694113579312</text:p>
          </table:table-cell>
          <table:table-cell office:value-type="string" calcext:value-type="string">
            <text:p>Calculations</text:p>
          </table:table-cell>
          <table:table-cell/>
          <table:table-cell table:formula="of:=([.F54]-[.A54])^2" office:value-type="float" office:value="0.000335105477647108" calcext:value-type="float">
            <text:p>0.000335105477647108</text:p>
          </table:table-cell>
          <table:table-cell table:number-columns-repeated="248"/>
        </table:table-row>
        <table:table-row table:style-name="ro1"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2.5" calcext:value-type="float">
            <text:p>2.5</text:p>
          </table:table-cell>
          <table:table-cell table:formula="of:=([.$D$39]^2*[.$D$44])/(4*[.$D$43]*[.B55])" office:value-type="float" office:value="0.0793839759199545" calcext:value-type="float">
            <text:p>0.0793839759199545</text:p>
          </table:table-cell>
          <table:table-cell table:formula="of:=1/[.C55]" office:value-type="float" office:value="12.5970006970718" calcext:value-type="float">
            <text:p>12.5970006970718</text:p>
          </table:table-cell>
          <table:table-cell table:formula="of:=-LN([.C55])+[.$C$15]" office:value-type="float" office:value="1.9562430857065" calcext:value-type="float">
            <text:p>1.9562430857065</text:p>
          </table:table-cell>
          <table:table-cell table:style-name="ce3" table:formula="of:=[.E55]*[.$D$37]/(4*(3.1415976254)*[.$D$43])" office:value-type="float" office:value="1.09680364767842" calcext:value-type="float">
            <text:p>1.09680364767842</text:p>
          </table:table-cell>
          <table:table-cell table:number-columns-repeated="2"/>
          <table:table-cell table:formula="of:=([.F55]-[.A55])^2" office:value-type="float" office:value="0.000174143714595255" calcext:value-type="float">
            <text:p>0.000174143714595255</text:p>
          </table:table-cell>
          <table:table-cell table:number-columns-repeated="248"/>
        </table:table-row>
        <table:table-row table:style-name="ro1"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3" calcext:value-type="float">
            <text:p>3</text:p>
          </table:table-cell>
          <table:table-cell table:formula="of:=([.$D$39]^2*[.$D$44])/(4*[.$D$43]*[.B56])" office:value-type="float" office:value="0.0661533132666288" calcext:value-type="float">
            <text:p>0.0661533132666288</text:p>
          </table:table-cell>
          <table:table-cell table:formula="of:=1/[.C56]" office:value-type="float" office:value="15.1164008364862" calcext:value-type="float">
            <text:p>15.1164008364862</text:p>
          </table:table-cell>
          <table:table-cell table:formula="of:=-LN([.C56])+[.$C$15]" office:value-type="float" office:value="2.13856464250046" calcext:value-type="float">
            <text:p>2.13856464250046</text:p>
          </table:table-cell>
          <table:table-cell table:style-name="ce3" table:formula="of:=[.E56]*[.$D$37]/(4*(3.1415976254)*[.$D$43])" office:value-type="float" office:value="1.19902558011776" calcext:value-type="float">
            <text:p>1.19902558011776</text:p>
          </table:table-cell>
          <table:table-cell office:value-type="string" calcext:value-type="string">
            <text:p>T = 1 ft2/min</text:p>
          </table:table-cell>
          <table:table-cell table:formula="of:=1*(60/1)*(24/1)" office:value-type="float" office:value="1440" calcext:value-type="float">
            <text:p>1440</text:p>
          </table:table-cell>
          <table:table-cell table:formula="of:=([.F56]-[.A56])^2" office:value-type="float" office:value="0.000120437891751659" calcext:value-type="float">
            <text:p>0.000120437891751659</text:p>
          </table:table-cell>
          <table:table-cell table:number-columns-repeated="248"/>
        </table:table-row>
        <table:table-row table:style-name="ro1"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4" calcext:value-type="float">
            <text:p>4</text:p>
          </table:table-cell>
          <table:table-cell table:formula="of:=([.$D$39]^2*[.$D$44])/(4*[.$D$43]*[.B57])" office:value-type="float" office:value="0.0496149849499716" calcext:value-type="float">
            <text:p>0.0496149849499716</text:p>
          </table:table-cell>
          <table:table-cell table:formula="of:=1/[.C57]" office:value-type="float" office:value="20.1552011153149" calcext:value-type="float">
            <text:p>20.1552011153149</text:p>
          </table:table-cell>
          <table:table-cell table:formula="of:=-LN([.C57])+[.$C$15]" office:value-type="float" office:value="2.42624671495224" calcext:value-type="float">
            <text:p>2.42624671495224</text:p>
          </table:table-cell>
          <table:table-cell table:style-name="ce3" table:formula="of:=[.E57]*[.$D$37]/(4*(3.1415976254)*[.$D$43])" office:value-type="float" office:value="1.36031982250628" calcext:value-type="float">
            <text:p>1.36031982250628</text:p>
          </table:table-cell>
          <table:table-cell table:number-columns-repeated="2"/>
          <table:table-cell table:formula="of:=([.F57]-[.A57])^2" office:value-type="float" office:value="0.00000010228643552133" calcext:value-type="float">
            <text:p>1.02286435521331E-07</text:p>
          </table:table-cell>
          <table:table-cell table:number-columns-repeated="248"/>
        </table:table-row>
        <table:table-row table:style-name="ro1"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5" calcext:value-type="float">
            <text:p>5</text:p>
          </table:table-cell>
          <table:table-cell table:formula="of:=([.$D$39]^2*[.$D$44])/(4*[.$D$43]*[.B58])" office:value-type="float" office:value="0.0396919879599773" calcext:value-type="float">
            <text:p>0.0396919879599773</text:p>
          </table:table-cell>
          <table:table-cell table:formula="of:=1/[.C58]" office:value-type="float" office:value="25.1940013941436" calcext:value-type="float">
            <text:p>25.1940013941436</text:p>
          </table:table-cell>
          <table:table-cell table:formula="of:=-LN([.C58])+[.$C$15]" office:value-type="float" office:value="2.64939026626645" calcext:value-type="float">
            <text:p>2.64939026626645</text:p>
          </table:table-cell>
          <table:table-cell table:style-name="ce3" table:formula="of:=[.E58]*[.$D$37]/(4*(3.1415976254)*[.$D$43])" office:value-type="float" office:value="1.48542935660539" calcext:value-type="float">
            <text:p>1.48542935660539</text:p>
          </table:table-cell>
          <table:table-cell office:value-type="string" calcext:value-type="string">
            <text:p>T=1440 ft^2/day</text:p>
          </table:table-cell>
          <table:table-cell/>
          <table:table-cell table:formula="of:=([.F58]-[.A58])^2" office:value-type="float" office:value="0.0000208907810407346" calcext:value-type="float">
            <text:p>2.08907810407346E-05</text:p>
          </table:table-cell>
          <table:table-cell table:number-columns-repeated="248"/>
        </table:table-row>
        <table:table-row table:style-name="ro1"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6" calcext:value-type="float">
            <text:p>6</text:p>
          </table:table-cell>
          <table:table-cell table:formula="of:=([.$D$39]^2*[.$D$44])/(4*[.$D$43]*[.B59])" office:value-type="float" office:value="0.0330766566333144" calcext:value-type="float">
            <text:p>0.0330766566333144</text:p>
          </table:table-cell>
          <table:table-cell table:formula="of:=1/[.C59]" office:value-type="float" office:value="30.2328016729724" calcext:value-type="float">
            <text:p>30.2328016729724</text:p>
          </table:table-cell>
          <table:table-cell table:formula="of:=-LN([.C59])+[.$C$15]" office:value-type="float" office:value="2.8317118230604" calcext:value-type="float">
            <text:p>2.8317118230604</text:p>
          </table:table-cell>
          <table:table-cell table:style-name="ce3" table:formula="of:=[.E59]*[.$D$37]/(4*(3.1415976254)*[.$D$43])" office:value-type="float" office:value="1.58765128904473" calcext:value-type="float">
            <text:p>1.58765128904473</text:p>
          </table:table-cell>
          <table:table-cell office:value-type="string" calcext:value-type="string">
            <text:p>S=0.000017</text:p>
          </table:table-cell>
          <table:table-cell/>
          <table:table-cell table:formula="of:=([.F59]-[.A59])^2" office:value-type="float" office:value="0.00000551644315142516" calcext:value-type="float">
            <text:p>5.51644315142516E-06</text:p>
          </table:table-cell>
          <table:table-cell table:number-columns-repeated="248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8" calcext:value-type="float">
            <text:p>8</text:p>
          </table:table-cell>
          <table:table-cell table:formula="of:=([.$D$39]^2*[.$D$44])/(4*[.$D$43]*[.B60])" office:value-type="float" office:value="0.0248074924749858" calcext:value-type="float">
            <text:p>0.0248074924749858</text:p>
          </table:table-cell>
          <table:table-cell table:formula="of:=1/[.C60]" office:value-type="float" office:value="40.3104022306298" calcext:value-type="float">
            <text:p>40.3104022306298</text:p>
          </table:table-cell>
          <table:table-cell table:formula="of:=-LN([.C60])+[.$C$15]" office:value-type="float" office:value="3.11939389551218" calcext:value-type="float">
            <text:p>3.11939389551218</text:p>
          </table:table-cell>
          <table:table-cell table:style-name="ce3" table:formula="of:=[.E60]*[.$D$37]/(4*(3.1415976254)*[.$D$43])" office:value-type="float" office:value="1.74894553143324" calcext:value-type="float">
            <text:p>1.74894553143324</text:p>
          </table:table-cell>
          <table:table-cell table:number-columns-repeated="2"/>
          <table:table-cell table:formula="of:=([.F60]-[.A60])^2" office:value-type="float" office:value="0.0000011119039582829" calcext:value-type="float">
            <text:p>1.1119039582829E-06</text:p>
          </table:table-cell>
          <table:table-cell table:number-columns-repeated="248"/>
        </table:table-row>
        <table:table-row table:style-name="ro1"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0" calcext:value-type="float">
            <text:p>10</text:p>
          </table:table-cell>
          <table:table-cell table:formula="of:=([.$D$39]^2*[.$D$44])/(4*[.$D$43]*[.B61])" office:value-type="float" office:value="0.0198459939799886" calcext:value-type="float">
            <text:p>0.0198459939799886</text:p>
          </table:table-cell>
          <table:table-cell table:formula="of:=1/[.C61]" office:value-type="float" office:value="50.3880027882873" calcext:value-type="float">
            <text:p>50.3880027882873</text:p>
          </table:table-cell>
          <table:table-cell table:formula="of:=-LN([.C61])+[.$C$15]" office:value-type="float" office:value="3.34253744682639" calcext:value-type="float">
            <text:p>3.34253744682639</text:p>
          </table:table-cell>
          <table:table-cell table:style-name="ce3" table:formula="of:=[.E61]*[.$D$37]/(4*(3.1415976254)*[.$D$43])" office:value-type="float" office:value="1.87405506553235" calcext:value-type="float">
            <text:p>1.87405506553235</text:p>
          </table:table-cell>
          <table:table-cell table:number-columns-repeated="2"/>
          <table:table-cell table:formula="of:=([.F61]-[.A61])^2" office:value-type="float" office:value="0.000197544867118644" calcext:value-type="float">
            <text:p>0.000197544867118644</text:p>
          </table:table-cell>
          <table:table-cell table:number-columns-repeated="248"/>
        </table:table-row>
        <table:table-row table:style-name="ro1"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2" calcext:value-type="float">
            <text:p>12</text:p>
          </table:table-cell>
          <table:table-cell table:formula="of:=([.$D$39]^2*[.$D$44])/(4*[.$D$43]*[.B62])" office:value-type="float" office:value="0.0165383283166572" calcext:value-type="float">
            <text:p>0.0165383283166572</text:p>
          </table:table-cell>
          <table:table-cell table:formula="of:=1/[.C62]" office:value-type="float" office:value="60.4656033459447" calcext:value-type="float">
            <text:p>60.4656033459447</text:p>
          </table:table-cell>
          <table:table-cell table:formula="of:=-LN([.C62])+[.$C$15]" office:value-type="float" office:value="3.52485900362034" calcext:value-type="float">
            <text:p>3.52485900362034</text:p>
          </table:table-cell>
          <table:table-cell table:style-name="ce3" table:formula="of:=[.E62]*[.$D$37]/(4*(3.1415976254)*[.$D$43])" office:value-type="float" office:value="1.97627699797169" calcext:value-type="float">
            <text:p>1.97627699797169</text:p>
          </table:table-cell>
          <table:table-cell table:number-columns-repeated="2"/>
          <table:table-cell table:formula="of:=([.F62]-[.A62])^2" office:value-type="float" office:value="0.0000394007035366075" calcext:value-type="float">
            <text:p>3.94007035366075E-05</text:p>
          </table:table-cell>
          <table:table-cell table:number-columns-repeated="248"/>
        </table:table-row>
        <table:table-row table:style-name="ro1"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14" calcext:value-type="float">
            <text:p>14</text:p>
          </table:table-cell>
          <table:table-cell table:formula="of:=([.$D$39]^2*[.$D$44])/(4*[.$D$43]*[.B63])" office:value-type="float" office:value="0.0141757099857062" calcext:value-type="float">
            <text:p>0.0141757099857062</text:p>
          </table:table-cell>
          <table:table-cell table:formula="of:=1/[.C63]" office:value-type="float" office:value="70.5432039036022" calcext:value-type="float">
            <text:p>70.5432039036022</text:p>
          </table:table-cell>
          <table:table-cell table:formula="of:=-LN([.C63])+[.$C$15]" office:value-type="float" office:value="3.6790096834476" calcext:value-type="float">
            <text:p>3.6790096834476</text:p>
          </table:table-cell>
          <table:table-cell table:style-name="ce3" table:formula="of:=[.E63]*[.$D$37]/(4*(3.1415976254)*[.$D$43])" office:value-type="float" office:value="2.06270441037355" calcext:value-type="float">
            <text:p>2.06270441037355</text:p>
          </table:table-cell>
          <table:table-cell table:number-columns-repeated="2"/>
          <table:table-cell table:formula="of:=([.F63]-[.A63])^2" office:value-type="float" office:value="0.000299137420526509" calcext:value-type="float">
            <text:p>0.000299137420526509</text:p>
          </table:table-cell>
          <table:table-cell table:number-columns-repeated="248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8" calcext:value-type="float">
            <text:p>18</text:p>
          </table:table-cell>
          <table:table-cell table:formula="of:=([.$D$39]^2*[.$D$44])/(4*[.$D$43]*[.B64])" office:value-type="float" office:value="0.0110255522111048" calcext:value-type="float">
            <text:p>0.0110255522111048</text:p>
          </table:table-cell>
          <table:table-cell table:formula="of:=1/[.C64]" office:value-type="float" office:value="90.6984050189171" calcext:value-type="float">
            <text:p>90.6984050189171</text:p>
          </table:table-cell>
          <table:table-cell table:formula="of:=-LN([.C64])+[.$C$15]" office:value-type="float" office:value="3.93032411172851" calcext:value-type="float">
            <text:p>3.93032411172851</text:p>
          </table:table-cell>
          <table:table-cell table:style-name="ce3" table:formula="of:=[.E64]*[.$D$37]/(4*(3.1415976254)*[.$D$43])" office:value-type="float" office:value="2.20360846451014" calcext:value-type="float">
            <text:p>2.20360846451014</text:p>
          </table:table-cell>
          <table:table-cell table:number-columns-repeated="2"/>
          <table:table-cell table:formula="of:=([.F64]-[.A64])^2" office:value-type="float" office:value="0.0000130210161209364" calcext:value-type="float">
            <text:p>1.30210161209364E-05</text:p>
          </table:table-cell>
          <table:table-cell table:number-columns-repeated="248"/>
        </table:table-row>
        <table:table-row table:style-name="ro1"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4" calcext:value-type="float">
            <text:p>24</text:p>
          </table:table-cell>
          <table:table-cell table:formula="of:=([.$D$39]^2*[.$D$44])/(4*[.$D$43]*[.B65])" office:value-type="float" office:value="0.0082691641583286" calcext:value-type="float">
            <text:p>0.0082691641583286</text:p>
          </table:table-cell>
          <table:table-cell table:formula="of:=1/[.C65]" office:value-type="float" office:value="120.931206691889" calcext:value-type="float">
            <text:p>120.931206691889</text:p>
          </table:table-cell>
          <table:table-cell table:formula="of:=-LN([.C65])+[.$C$15]" office:value-type="float" office:value="4.21800618418029" calcext:value-type="float">
            <text:p>4.21800618418029</text:p>
          </table:table-cell>
          <table:table-cell table:style-name="ce3" table:formula="of:=[.E65]*[.$D$37]/(4*(3.1415976254)*[.$D$43])" office:value-type="float" office:value="2.36490270689865" calcext:value-type="float">
            <text:p>2.36490270689865</text:p>
          </table:table-cell>
          <table:table-cell table:number-columns-repeated="2"/>
          <table:table-cell table:formula="of:=([.F65]-[.A65])^2" office:value-type="float" office:value="0.0000240365349341206" calcext:value-type="float">
            <text:p>2.40365349341206E-05</text:p>
          </table:table-cell>
          <table:table-cell table:number-columns-repeated="248"/>
        </table:table-row>
        <table:table-row table:style-name="ro1"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0" calcext:value-type="float">
            <text:p>30</text:p>
          </table:table-cell>
          <table:table-cell table:formula="of:=([.$D$39]^2*[.$D$44])/(4*[.$D$43]*[.B66])" office:value-type="float" office:value="0.00661533132666288" calcext:value-type="float">
            <text:p>0.00661533132666288</text:p>
          </table:table-cell>
          <table:table-cell table:formula="of:=1/[.C66]" office:value-type="float" office:value="151.164008364862" calcext:value-type="float">
            <text:p>151.164008364862</text:p>
          </table:table-cell>
          <table:table-cell table:formula="of:=-LN([.C66])+[.$C$15]" office:value-type="float" office:value="4.4411497354945" calcext:value-type="float">
            <text:p>4.4411497354945</text:p>
          </table:table-cell>
          <table:table-cell table:style-name="ce3" table:formula="of:=[.E66]*[.$D$37]/(4*(3.1415976254)*[.$D$43])" office:value-type="float" office:value="2.49001224099776" calcext:value-type="float">
            <text:p>2.49001224099776</text:p>
          </table:table-cell>
          <table:table-cell table:number-columns-repeated="2"/>
          <table:table-cell table:formula="of:=([.F66]-[.A66])^2" office:value-type="float" office:value="0.00000000014984202623" calcext:value-type="float">
            <text:p>1.49842026233282E-10</text:p>
          </table:table-cell>
          <table:table-cell table:number-columns-repeated="248"/>
        </table:table-row>
        <table:table-row table:style-name="ro1"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40" calcext:value-type="float">
            <text:p>40</text:p>
          </table:table-cell>
          <table:table-cell table:formula="of:=([.$D$39]^2*[.$D$44])/(4*[.$D$43]*[.B67])" office:value-type="float" office:value="0.00496149849499716" calcext:value-type="float">
            <text:p>0.00496149849499716</text:p>
          </table:table-cell>
          <table:table-cell table:formula="of:=1/[.C67]" office:value-type="float" office:value="201.552011153149" calcext:value-type="float">
            <text:p>201.552011153149</text:p>
          </table:table-cell>
          <table:table-cell table:formula="of:=-LN([.C67])+[.$C$15]" office:value-type="float" office:value="4.72883180794628" calcext:value-type="float">
            <text:p>4.72883180794628</text:p>
          </table:table-cell>
          <table:table-cell table:style-name="ce3" table:formula="of:=[.E67]*[.$D$37]/(4*(3.1415976254)*[.$D$43])" office:value-type="float" office:value="2.65130648338628" calcext:value-type="float">
            <text:p>2.65130648338628</text:p>
          </table:table-cell>
          <table:table-cell table:number-columns-repeated="2"/>
          <table:table-cell table:formula="of:=([.F67]-[.A67])^2" office:value-type="float" office:value="0.00000170689883862081" calcext:value-type="float">
            <text:p>1.70689883862081E-06</text:p>
          </table:table-cell>
          <table:table-cell table:number-columns-repeated="24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0" calcext:value-type="float">
            <text:p>50</text:p>
          </table:table-cell>
          <table:table-cell table:formula="of:=([.$D$39]^2*[.$D$44])/(4*[.$D$43]*[.B68])" office:value-type="float" office:value="0.00396919879599773" calcext:value-type="float">
            <text:p>0.00396919879599773</text:p>
          </table:table-cell>
          <table:table-cell table:formula="of:=1/[.C68]" office:value-type="float" office:value="251.940013941436" calcext:value-type="float">
            <text:p>251.940013941436</text:p>
          </table:table-cell>
          <table:table-cell table:formula="of:=-LN([.C68])+[.$C$15]" office:value-type="float" office:value="4.95197535926049" calcext:value-type="float">
            <text:p>4.95197535926049</text:p>
          </table:table-cell>
          <table:table-cell table:style-name="ce3" table:formula="of:=[.E68]*[.$D$37]/(4*(3.1415976254)*[.$D$43])" office:value-type="float" office:value="2.77641601748539" calcext:value-type="float">
            <text:p>2.77641601748539</text:p>
          </table:table-cell>
          <table:table-cell table:number-columns-repeated="2"/>
          <table:table-cell table:formula="of:=([.F68]-[.A68])^2" office:value-type="float" office:value="0.0000128449306650557" calcext:value-type="float">
            <text:p>1.28449306650557E-05</text:p>
          </table:table-cell>
          <table:table-cell table:number-columns-repeated="248"/>
        </table:table-row>
        <table:table-row table:style-name="ro1"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60" calcext:value-type="float">
            <text:p>60</text:p>
          </table:table-cell>
          <table:table-cell table:formula="of:=([.$D$39]^2*[.$D$44])/(4*[.$D$43]*[.B69])" office:value-type="float" office:value="0.00330766566333144" calcext:value-type="float">
            <text:p>0.00330766566333144</text:p>
          </table:table-cell>
          <table:table-cell table:formula="of:=1/[.C69]" office:value-type="float" office:value="302.328016729724" calcext:value-type="float">
            <text:p>302.328016729724</text:p>
          </table:table-cell>
          <table:table-cell table:formula="of:=-LN([.C69])+[.$C$15]" office:value-type="float" office:value="5.13429691605445" calcext:value-type="float">
            <text:p>5.13429691605445</text:p>
          </table:table-cell>
          <table:table-cell table:style-name="ce3" table:formula="of:=[.E69]*[.$D$37]/(4*(3.1415976254)*[.$D$43])" office:value-type="float" office:value="2.87863794992473" calcext:value-type="float">
            <text:p>2.87863794992473</text:p>
          </table:table-cell>
          <table:table-cell table:number-columns-repeated="2"/>
          <table:table-cell table:formula="of:=([.F69]-[.A69])^2" office:value-type="float" office:value="0.00000185518040755031" calcext:value-type="float">
            <text:p>1.85518040755031E-06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number-columns-repeated="3"/>
          <table:table-cell table:style-name="ce3"/>
          <table:table-cell/>
          <table:table-cell office:value-type="string" calcext:value-type="string">
            <text:p>SSE</text:p>
          </table:table-cell>
          <table:table-cell table:formula="of:=SUM([.I58:.I69])" office:value-type="float" office:value="0.000617066830140514" calcext:value-type="float">
            <text:p>0.000617066830140514</text:p>
          </table:table-cell>
          <table:table-cell table:number-columns-repeated="248"/>
        </table:table-row>
        <table:table-row table:style-name="ro1" table:number-rows-repeated="2">
          <table:table-cell table:style-name="ce3" table:number-columns-repeated="2"/>
          <table:table-cell table:number-columns-repeated="3"/>
          <table:table-cell table:style-name="ce3"/>
          <table:table-cell table:number-columns-repeated="251"/>
        </table:table-row>
        <table:table-row table:style-name="ro1" table:number-rows-repeated="1048503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solver_adj" table:base-cell-address="$MODEL4.$A$1" table:cell-range-address="$MODEL4.$D$43:.$D$44"/>
          <table:named-expression table:name="solver_lin" table:base-cell-address="$MODEL4.$A$1" table:expression="0"/>
          <table:named-expression table:name="solver_num" table:base-cell-address="$MODEL4.$A$1" table:expression="0"/>
          <table:named-range table:name="solver_opt" table:base-cell-address="$MODEL4.$A$1" table:cell-range-address="$MODEL4.$I$70"/>
          <table:named-expression table:name="solver_typ" table:base-cell-address="$MODEL4.$A$1" table:expression="2"/>
          <table:named-expression table:name="solver_val" table:base-cell-address="$MODEL4.$A$1" table:expression="0"/>
        </table:named-expressions>
      </table:table>
      <table:table table:name="Module1" table:style-name="ta2">
        <table:table-column table:style-name="co7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Geneva" svg:font-family="Genev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Geneva" fo:font-family="Geneva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48in" fo:margin-right="0.748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3453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DEL4" style:display-name="PageStyle_MODEL4" style:page-layout-name="Mpm3">
      <style:header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02T09:58:18.256461245</dc:date>
    <meta:editing-duration>PT1M12S</meta:editing-duration>
    <meta:editing-cycles>2</meta:editing-cycles>
    <meta:generator>LibreOffice/7.3.1.3$MacOSX_X86_64 LibreOffice_project/a69ca51ded25f3eefd52d7bf9a5fad8c90b87951</meta:generator>
    <meta:document-statistic meta:table-count="2" meta:cell-count="1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true" chart:minimum="0.1" chart:reverse-direction="false" text:line-break="false" loext:try-staggering-first="false" chart:link-data-style-to-source="true" chart:axis-position="0" chart:tick-mark-position="at-axis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interval-minor-divisor="5" chart:reverse-direction="true" text:line-break="false" loext:try-staggering-first="false" chart:link-data-style-to-source="true" chart:axis-position="0.0001" chart:tick-mark-position="at-axis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ff00" draw:fill-color="#00ff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4.214cm" svg:height="7.859cm" xlink:href=".." xlink:type="simple" chart:class="chart:scatter" chart:style-name="ch1">
        <chart:legend chart:legend-position="end" svg:x="21.373cm" svg:y="3.609cm" style:legend-expansion="high" chart:style-name="ch2"/>
        <chart:plot-area chart:style-name="ch3" table:cell-range-address="MODEL4.A52:MODEL4.B69 MODEL4.F52:MODEL4.F69" chart:data-source-has-labels="row" svg:x="0.582cm" svg:y="0.541cm" svg:width="20.674cm" svg:height="7.028cm">
          <chart:coordinate-region svg:x="1.309cm" svg:y="1.174cm" svg:width="19.659cm" svg:height="6.204cm"/>
          <chart:axis chart:dimension="x" chart:name="primary-x" chart:style-name="ch4">
            <chart:grid chart:class="major"/>
            <chart:grid chart:class="minor"/>
          </chart:axis>
          <chart:axis chart:dimension="y" chart:name="primary-y" chart:style-name="ch5">
            <chart:grid chart:class="major"/>
            <chart:grid chart:class="minor"/>
          </chart:axis>
          <chart:series chart:style-name="ch6" chart:values-cell-range-address="MODEL4.F52:MODEL4.F69" loext:label-string="&quot;Model&quot;" chart:class="chart:scatter">
            <chart:domain table:cell-range-address="MODEL4.B52:MODEL4.B69"/>
            <chart:data-point chart:repeated="18"/>
          </chart:series>
          <chart:series chart:style-name="ch7" chart:values-cell-range-address="MODEL4.A52:MODEL4.A69" loext:label-string="&quot;Data&quot;" chart:class="chart:scatte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l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DEL4.B52:MODEL4.B69</svg:desc>
                </draw:g>
              </table:table-cell>
              <table:table-cell office:value-type="float" office:value="0.583068404652348">
                <text:p>0.583068404652348</text:p>
                <draw:g>
                  <svg:desc>MODEL4.F52:MODEL4.F69</svg:desc>
                </draw:g>
              </table:table-cell>
              <table:table-cell office:value-type="float" office:value="0.66">
                <text:p>0.66</text:p>
                <draw:g>
                  <svg:desc>MODEL4.A52:MODEL4.A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810399871190798">
                <text:p>0.81039987119079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1694113579312">
                <text:p>0.97169411357931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.09680364767842">
                <text:p>1.0968036476784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19902558011776">
                <text:p>1.1990255801177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36031982250628">
                <text:p>1.3603198225062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48542935660539">
                <text:p>1.4854293566053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58765128904473">
                <text:p>1.5876512890447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4894553143324">
                <text:p>1.7489455314332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7405506553235">
                <text:p>1.8740550655323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97627699797169">
                <text:p>1.9762769979716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.06270441037355">
                <text:p>2.0627044103735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.20360846451014">
                <text:p>2.2036084645101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.36490270689865">
                <text:p>2.3649027068986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.49001224099776">
                <text:p>2.4900122409977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.65130648338628">
                <text:p>2.6513064833862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.77641601748539">
                <text:p>2.7764160174853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.87863794992473">
                <text:p>2.87863794992473</text:p>
              </table:table-cell>
              <table:table-cell office:value-type="float" office:value="2.88">
                <text:p>2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